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3000002C387524E10149BAFA8.png" manifest:media-type="image/png"/>
  <manifest:file-entry manifest:full-path="Pictures/1000302D0000CEB50000CEB54E7AC6DAF251EE5C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2.916cm" svg:height="52.916cm" svg:x="0.881cm" svg:y="1.083cm">
          <draw:image xlink:href="Pictures/1000302D0000CEB50000CEB54E7AC6DAF251EE5C.svg" xlink:type="simple" xlink:show="embed" xlink:actuate="onLoad" draw:mime-type="image/svg+xml">
            <text:p/>
          </draw:image>
          <draw:image xlink:href="Pictures/10000001000002C3000002C387524E10149BAFA8.png" xlink:type="simple" xlink:show="embed" xlink:actuate="onLoad" draw:mime-type="image/png"/>
          <svg:desc>File name  = PLT__2023-05-18.11_20_38.svg </svg:desc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432cm" fo:margin-bottom="0.432cm" fo:margin-left="0.432cm" fo:margin-right="0.432cm" fo:page-width="24.892cm" fo:page-height="9.1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5-22T10:44:41.294000000</dc:date>
    <meta:editing-duration>PT9M1S</meta:editing-duration>
    <meta:editing-cycles>1</meta:editing-cycles>
    <meta:document-statistic meta:object-count="1"/>
    <meta:generator>LibreOffice/7.3.5.2$Windows_X86_64 LibreOffice_project/184fe81b8c8c30d8b5082578aee2fed2ea847c01</meta:generator>
  </office:meta>
</office:document-meta>
</file>